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5,890,065,019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4,106,956,830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2,833,363,37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832,159,275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3,943,016,923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3,444,301,139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2,561,016,091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2,080,296,644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0,109,618,964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,450,697,335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,451,436,359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7,625,723,123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,547,420,133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146,352,742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,451,688,868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,740,768,355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,622,350,203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190,371,050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,968,369,991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389,566,982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,804,902,248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447,668,984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586,550,747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45:04.212854739</dc:date>
    <meta:editing-duration>PT51M11S</meta:editing-duration>
    <meta:editing-cycles>27</meta:editing-cycles>
    <meta:generator>LibreOffice/7.2.6.2$Linux_X86_64 LibreOffice_project/20$Build-2</meta:generator>
    <meta:document-statistic meta:table-count="1" meta:cell-count="48" meta:object-count="0"/>
  </office:meta>
</office:document-meta>
</file>